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ans-serif"/>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GB" officeooo:rsid="001b4a96" officeooo:paragraph-rsid="001b4a96"/>
    </style:style>
    <style:style style:name="P2" style:family="paragraph" style:parent-style-name="Standard">
      <style:text-properties fo:language="en" fo:country="GB" officeooo:rsid="001b4a96" officeooo:paragraph-rsid="004e84e3"/>
    </style:style>
    <style:style style:name="P3" style:family="paragraph" style:parent-style-name="Standard">
      <style:text-properties fo:language="en" fo:country="GB" officeooo:rsid="001c48be" officeooo:paragraph-rsid="001c48be"/>
    </style:style>
    <style:style style:name="P4" style:family="paragraph" style:parent-style-name="Standard">
      <style:text-properties fo:language="en" fo:country="GB" officeooo:rsid="001c48be" officeooo:paragraph-rsid="00487931"/>
    </style:style>
    <style:style style:name="P5" style:family="paragraph" style:parent-style-name="Standard">
      <style:text-properties fo:language="en" fo:country="GB" officeooo:rsid="00208feb" officeooo:paragraph-rsid="00208feb"/>
    </style:style>
    <style:style style:name="P6" style:family="paragraph" style:parent-style-name="Standard">
      <style:text-properties fo:language="en" fo:country="GB" officeooo:rsid="0020b3b0" officeooo:paragraph-rsid="0020b3b0"/>
    </style:style>
    <style:style style:name="P7" style:family="paragraph" style:parent-style-name="Standard">
      <style:text-properties fo:language="en" fo:country="GB" officeooo:rsid="0020b3b0" officeooo:paragraph-rsid="004e84e3"/>
    </style:style>
    <style:style style:name="P8" style:family="paragraph" style:parent-style-name="Standard">
      <style:text-properties fo:language="en" fo:country="GB" officeooo:rsid="00230ebf" officeooo:paragraph-rsid="00230ebf"/>
    </style:style>
    <style:style style:name="P9" style:family="paragraph" style:parent-style-name="Standard">
      <style:text-properties fo:language="en" fo:country="GB" officeooo:rsid="00230ebf" officeooo:paragraph-rsid="00247ce1"/>
    </style:style>
    <style:style style:name="P10" style:family="paragraph" style:parent-style-name="Standard">
      <style:text-properties fo:language="en" fo:country="GB" officeooo:rsid="0026e960" officeooo:paragraph-rsid="0026e960"/>
    </style:style>
    <style:style style:name="P11" style:family="paragraph" style:parent-style-name="Standard">
      <style:text-properties fo:language="en" fo:country="GB" officeooo:rsid="002a70a2" officeooo:paragraph-rsid="002a70a2"/>
    </style:style>
    <style:style style:name="P12" style:family="paragraph" style:parent-style-name="Standard">
      <style:text-properties fo:language="en" fo:country="GB" officeooo:rsid="002da87d" officeooo:paragraph-rsid="002da87d"/>
    </style:style>
    <style:style style:name="P13" style:family="paragraph" style:parent-style-name="Standard">
      <style:text-properties fo:language="en" fo:country="GB" officeooo:rsid="002da87d" officeooo:paragraph-rsid="004e84e3"/>
    </style:style>
    <style:style style:name="P14" style:family="paragraph" style:parent-style-name="Standard">
      <style:text-properties fo:language="en" fo:country="GB" officeooo:rsid="003670f0" officeooo:paragraph-rsid="003670f0"/>
    </style:style>
    <style:style style:name="P15" style:family="paragraph" style:parent-style-name="Standard">
      <style:text-properties fo:language="en" fo:country="GB" officeooo:rsid="0037a811" officeooo:paragraph-rsid="0037a811"/>
    </style:style>
    <style:style style:name="P16" style:family="paragraph" style:parent-style-name="Standard">
      <style:text-properties fo:language="en" fo:country="GB" officeooo:rsid="003aad30" officeooo:paragraph-rsid="00466523"/>
    </style:style>
    <style:style style:name="P17" style:family="paragraph" style:parent-style-name="Text_20_body">
      <style:text-properties fo:language="en" fo:country="GB" officeooo:rsid="003aad30" officeooo:paragraph-rsid="00466523"/>
    </style:style>
    <style:style style:name="P18" style:family="paragraph" style:parent-style-name="Standard">
      <style:text-properties fo:language="en" fo:country="GB" officeooo:rsid="00487931" officeooo:paragraph-rsid="00487931"/>
    </style:style>
    <style:style style:name="P19" style:family="paragraph" style:parent-style-name="Standard">
      <style:text-properties fo:language="en" fo:country="GB" officeooo:rsid="004a73f2" officeooo:paragraph-rsid="00487931"/>
    </style:style>
    <style:style style:name="P20" style:family="paragraph" style:parent-style-name="Standard">
      <style:text-properties fo:language="en" fo:country="GB" officeooo:rsid="004a73f2" officeooo:paragraph-rsid="004a73f2"/>
    </style:style>
    <style:style style:name="P21" style:family="paragraph" style:parent-style-name="Standard">
      <style:text-properties fo:language="en" fo:country="GB" officeooo:rsid="004b737a" officeooo:paragraph-rsid="004b737a"/>
    </style:style>
    <style:style style:name="P22" style:family="paragraph" style:parent-style-name="Standard">
      <style:text-properties fo:language="en" fo:country="GB" officeooo:rsid="004b737a" officeooo:paragraph-rsid="004ec44f"/>
    </style:style>
    <style:style style:name="P23" style:family="paragraph" style:parent-style-name="Standard">
      <style:text-properties fo:language="en" fo:country="GB" officeooo:rsid="004d0553" officeooo:paragraph-rsid="004d0553"/>
    </style:style>
    <style:style style:name="P24" style:family="paragraph" style:parent-style-name="Standard">
      <style:text-properties fo:language="en" fo:country="GB" officeooo:rsid="004e35c6" officeooo:paragraph-rsid="004e35c6"/>
    </style:style>
    <style:style style:name="P25" style:family="paragraph" style:parent-style-name="Standard">
      <style:text-properties fo:language="en" fo:country="GB" fo:font-weight="bold" officeooo:rsid="004d0553" officeooo:paragraph-rsid="004d0553" style:font-weight-asian="bold" style:font-weight-complex="bold"/>
    </style:style>
    <style:style style:name="P26" style:family="paragraph" style:parent-style-name="Standard">
      <style:text-properties fo:language="en" fo:country="GB" fo:font-weight="bold" officeooo:rsid="0020b3b0" officeooo:paragraph-rsid="004e84e3" style:font-weight-asian="bold" style:font-weight-complex="bold"/>
    </style:style>
    <style:style style:name="P27" style:family="paragraph" style:parent-style-name="Standard">
      <style:text-properties fo:language="en" fo:country="GB" officeooo:rsid="004ec44f" officeooo:paragraph-rsid="004ec44f"/>
    </style:style>
    <style:style style:name="P28" style:family="paragraph" style:parent-style-name="Standard">
      <style:text-properties fo:language="en" fo:country="GB" officeooo:rsid="00512e88" officeooo:paragraph-rsid="004ec44f"/>
    </style:style>
    <style:style style:name="P29" style:family="paragraph" style:parent-style-name="Standard">
      <style:text-properties fo:language="en" fo:country="GB" officeooo:rsid="00512e88" officeooo:paragraph-rsid="0056387c"/>
    </style:style>
    <style:style style:name="P30" style:family="paragraph" style:parent-style-name="Standard">
      <style:text-properties fo:language="en" fo:country="GB" officeooo:rsid="002e6e3c" officeooo:paragraph-rsid="004e84e3"/>
    </style:style>
    <style:style style:name="P31" style:family="paragraph" style:parent-style-name="Standard">
      <style:text-properties fo:language="en" fo:country="GB" officeooo:rsid="007493b7" officeooo:paragraph-rsid="007493b7"/>
    </style:style>
    <style:style style:name="P32" style:family="paragraph" style:parent-style-name="Title">
      <style:text-properties officeooo:rsid="007bac29" officeooo:paragraph-rsid="007bac29"/>
    </style:style>
    <style:style style:name="P33" style:family="paragraph" style:parent-style-name="Standard">
      <style:text-properties fo:language="en" fo:country="GB" fo:font-weight="bold" officeooo:rsid="001b4a96" officeooo:paragraph-rsid="004e84e3" style:font-weight-asian="bold" style:font-weight-complex="bold"/>
    </style:style>
    <style:style style:name="P34" style:family="paragraph" style:parent-style-name="Standard" style:list-style-name="L1">
      <style:text-properties fo:language="en" fo:country="GB" officeooo:rsid="005e793a" officeooo:paragraph-rsid="005e793a"/>
    </style:style>
    <style:style style:name="P35" style:family="paragraph" style:parent-style-name="Standard" style:list-style-name="L1">
      <style:text-properties fo:language="en" fo:country="GB" officeooo:rsid="0031b5dd" officeooo:paragraph-rsid="0031b5dd"/>
    </style:style>
    <style:style style:name="P36" style:family="paragraph" style:parent-style-name="Standard" style:list-style-name="L1">
      <style:text-properties fo:language="en" fo:country="GB" officeooo:rsid="002e6e3c" officeooo:paragraph-rsid="002e6e3c"/>
    </style:style>
    <style:style style:name="P37" style:family="paragraph" style:parent-style-name="Standard" style:list-style-name="L1">
      <style:text-properties fo:language="en" fo:country="GB" officeooo:rsid="00334ee5" officeooo:paragraph-rsid="00334ee5"/>
    </style:style>
    <style:style style:name="P38" style:family="paragraph" style:parent-style-name="Standard" style:list-style-name="L1">
      <style:text-properties fo:language="en" fo:country="GB" officeooo:rsid="0030dc8f" officeooo:paragraph-rsid="0030dc8f"/>
    </style:style>
    <style:style style:name="P39" style:family="paragraph" style:parent-style-name="Standard" style:list-style-name="L1">
      <style:text-properties fo:language="en" fo:country="GB" officeooo:rsid="002f1e72" officeooo:paragraph-rsid="002f1e72"/>
    </style:style>
    <style:style style:name="P40" style:family="paragraph" style:parent-style-name="Standard" style:list-style-name="L1">
      <style:text-properties fo:language="en" fo:country="GB" officeooo:rsid="002fa89f" officeooo:paragraph-rsid="002fa89f"/>
    </style:style>
    <style:style style:name="P41" style:family="paragraph" style:parent-style-name="Standard" style:list-style-name="L1">
      <style:text-properties fo:language="en" fo:country="GB" officeooo:rsid="003670f0" officeooo:paragraph-rsid="003670f0"/>
    </style:style>
    <style:style style:name="P42" style:family="paragraph" style:parent-style-name="Standard">
      <style:text-properties fo:language="en" fo:country="GB" officeooo:rsid="0037a811" officeooo:paragraph-rsid="0037a811"/>
    </style:style>
    <style:style style:name="P43" style:family="paragraph" style:parent-style-name="Standard">
      <style:text-properties fo:language="en" fo:country="GB" officeooo:rsid="00487931" officeooo:paragraph-rsid="004936f2"/>
    </style:style>
    <style:style style:name="P44" style:family="paragraph" style:parent-style-name="Standard">
      <style:text-properties fo:language="en" fo:country="GB" officeooo:rsid="003aad30" officeooo:paragraph-rsid="00466523"/>
    </style:style>
    <style:style style:name="T1" style:family="text">
      <style:text-properties officeooo:rsid="001d845a"/>
    </style:style>
    <style:style style:name="T2" style:family="text">
      <style:text-properties officeooo:rsid="001e994d"/>
    </style:style>
    <style:style style:name="T3" style:family="text">
      <style:text-properties officeooo:rsid="0022af4d"/>
    </style:style>
    <style:style style:name="T4" style:family="text">
      <style:text-properties officeooo:rsid="00247ce1"/>
    </style:style>
    <style:style style:name="T5" style:family="text">
      <style:text-properties officeooo:rsid="00256f24"/>
    </style:style>
    <style:style style:name="T6" style:family="text">
      <style:text-properties officeooo:rsid="00259286"/>
    </style:style>
    <style:style style:name="T7" style:family="text">
      <style:text-properties officeooo:rsid="00269bd0"/>
    </style:style>
    <style:style style:name="T8" style:family="text">
      <style:text-properties officeooo:rsid="0028ca9c"/>
    </style:style>
    <style:style style:name="T9" style:family="text">
      <style:text-properties officeooo:rsid="002bb441"/>
    </style:style>
    <style:style style:name="T10" style:family="text">
      <style:text-properties officeooo:rsid="002c29b6"/>
    </style:style>
    <style:style style:name="T11" style:family="text">
      <style:text-properties officeooo:rsid="002cf024"/>
    </style:style>
    <style:style style:name="T12" style:family="text">
      <style:text-properties officeooo:rsid="002e6e3c"/>
    </style:style>
    <style:style style:name="T13" style:family="text">
      <style:text-properties officeooo:rsid="00334ee5"/>
    </style:style>
    <style:style style:name="T14" style:family="text">
      <style:text-properties officeooo:rsid="0034a4d8"/>
    </style:style>
    <style:style style:name="T15" style:family="text">
      <style:text-properties officeooo:rsid="00362d69"/>
    </style:style>
    <style:style style:name="T16" style:family="text">
      <style:text-properties officeooo:rsid="003670f0"/>
    </style:style>
    <style:style style:name="T17" style:family="text">
      <style:text-properties officeooo:rsid="0037ebc3"/>
    </style:style>
    <style:style style:name="T18" style:family="text">
      <style:text-properties officeooo:rsid="0039c702"/>
    </style:style>
    <style:style style:name="T19" style:family="text">
      <style:text-properties officeooo:rsid="003c4a13"/>
    </style:style>
    <style:style style:name="T20" style:family="text">
      <style:text-properties officeooo:rsid="003d99db"/>
    </style:style>
    <style:style style:name="T21" style:family="text">
      <style:text-properties officeooo:rsid="003eea8a"/>
    </style:style>
    <style:style style:name="T22" style:family="text">
      <style:text-properties officeooo:rsid="0040c249"/>
    </style:style>
    <style:style style:name="T23" style:family="text">
      <style:text-properties officeooo:rsid="00431c20"/>
    </style:style>
    <style:style style:name="T24" style:family="text">
      <style:text-properties officeooo:rsid="00447e85"/>
    </style:style>
    <style:style style:name="T25" style:family="text">
      <style:text-properties officeooo:rsid="00466523"/>
    </style:style>
    <style:style style:name="T26" style:family="text">
      <style:text-properties officeooo:rsid="0046cd53"/>
    </style:style>
    <style:style style:name="T27" style:family="text">
      <style:text-properties fo:font-style="italic"/>
    </style:style>
    <style:style style:name="T28" style:family="text">
      <style:text-properties officeooo:rsid="004a887f"/>
    </style:style>
    <style:style style:name="T29" style:family="text">
      <style:text-properties officeooo:rsid="004bf116"/>
    </style:style>
    <style:style style:name="T30" style:family="text">
      <style:text-properties officeooo:rsid="004c32bf"/>
    </style:style>
    <style:style style:name="T31" style:family="text">
      <style:text-properties fo:font-weight="bold" style:font-weight-asian="bold" style:font-weight-complex="bold"/>
    </style:style>
    <style:style style:name="T32" style:family="text">
      <style:text-properties officeooo:rsid="004ff248"/>
    </style:style>
    <style:style style:name="T33" style:family="text">
      <style:text-properties officeooo:rsid="0052bfee"/>
    </style:style>
    <style:style style:name="T34" style:family="text">
      <style:text-properties officeooo:rsid="00548351"/>
    </style:style>
    <style:style style:name="T35" style:family="text">
      <style:text-properties officeooo:rsid="0056387c"/>
    </style:style>
    <style:style style:name="T36" style:family="text">
      <style:text-properties officeooo:rsid="0056cb53"/>
    </style:style>
    <style:style style:name="T37" style:family="text">
      <style:text-properties officeooo:rsid="00582846"/>
    </style:style>
    <style:style style:name="T38" style:family="text">
      <style:text-properties officeooo:rsid="00596e68"/>
    </style:style>
    <style:style style:name="T39" style:family="text">
      <style:text-properties officeooo:rsid="005a734d"/>
    </style:style>
    <style:style style:name="T40" style:family="text">
      <style:text-properties officeooo:rsid="005c16a8"/>
    </style:style>
    <style:style style:name="T41" style:family="text">
      <style:text-properties officeooo:rsid="005c7242"/>
    </style:style>
    <style:style style:name="T42" style:family="text">
      <style:text-properties officeooo:rsid="005d7125"/>
    </style:style>
    <style:style style:name="T43" style:family="text">
      <style:text-properties officeooo:rsid="005e793a"/>
    </style:style>
    <style:style style:name="T44" style:family="text">
      <style:text-properties officeooo:rsid="00608b2c"/>
    </style:style>
    <style:style style:name="T45" style:family="text">
      <style:text-properties officeooo:rsid="0060ef1b"/>
    </style:style>
    <style:style style:name="T46" style:family="text">
      <style:text-properties officeooo:rsid="0061bae4"/>
    </style:style>
    <style:style style:name="T47" style:family="text">
      <style:text-properties officeooo:rsid="00634037"/>
    </style:style>
    <style:style style:name="T48" style:family="text">
      <style:text-properties officeooo:rsid="00640e8c"/>
    </style:style>
    <style:style style:name="T49" style:family="text">
      <style:text-properties officeooo:rsid="00651174"/>
    </style:style>
    <style:style style:name="T50" style:family="text">
      <style:text-properties officeooo:rsid="0065c707"/>
    </style:style>
    <style:style style:name="T51" style:family="text">
      <style:text-properties officeooo:rsid="0067684b"/>
    </style:style>
    <style:style style:name="T52" style:family="text">
      <style:text-properties officeooo:rsid="00696aab"/>
    </style:style>
    <style:style style:name="T53" style:family="text">
      <style:text-properties officeooo:rsid="006b942d"/>
    </style:style>
    <style:style style:name="T54" style:family="text">
      <style:text-properties officeooo:rsid="006cdaf4"/>
    </style:style>
    <style:style style:name="T55" style:family="text">
      <style:text-properties officeooo:rsid="006e7aa3"/>
    </style:style>
    <style:style style:name="T56" style:family="text">
      <style:text-properties officeooo:rsid="006ef0f9"/>
    </style:style>
    <style:style style:name="T57" style:family="text">
      <style:text-properties officeooo:rsid="006fcc4d"/>
    </style:style>
    <style:style style:name="T58" style:family="text">
      <style:text-properties officeooo:rsid="00700e0f"/>
    </style:style>
    <style:style style:name="T59" style:family="text">
      <style:text-properties officeooo:rsid="00775d85"/>
    </style:style>
    <style:style style:name="T60" style:family="text">
      <style:text-properties officeooo:rsid="0078fc23"/>
    </style:style>
    <style:style style:name="T61" style:family="text">
      <style:text-properties officeooo:rsid="0037a81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Backend Web Development</text:p>
      <text:p text:style-name="P33"/>
      <text:p text:style-name="P2"><text:span text:style-name="T31">1)</text:span> </text:p>
      <text:p text:style-name="P2"/>
      <text:p text:style-name="P2">One difference between a Relational Database Vs a NoSQL Database is<text:span text:style-name="T1"> the NoSQL kind are built around JSON Documents with key value pairs where it's easy to add new attributes to </text:span><text:span text:style-name="T2">and modify </text:span><text:span text:style-name="T1">whilst Relational Databases eg MySQL focus more on tables with fixed columns and rows </text:span><text:span text:style-name="T37">(a nightmare to modify</text:span><text:span text:style-name="T39"> without breaking things</text:span><text:span text:style-name="T37">, especially on a live site).</text:span></text:p>
      <text:p text:style-name="P1"/>
      <text:p text:style-name="P18">SQL &amp; MySQL history learned from</text:p>
      <text:p text:style-name="P4">NoSQL vs SQL databases (no date) MongoDB. Available at: https://www.mongodb.com/nosql-explained/nosql-vs-sql (Accessed: 25 October 2023).</text:p>
      <text:p text:style-name="P4"/>
      <text:p text:style-name="P5">SQL databases originated in the 1970s, emphasizing data deduplication and addressing hardware storage limitations. In contrast, NoSQL databases emerged in the late 2000s, focusing on scalability, rapid queries, accommodating frequent application changes, and simplifying programming for developers.</text:p>
      <text:p text:style-name="P1"/>
      <text:p text:style-name="P3"/>
      <text:p text:style-name="P26">2)<text:span text:style-name="T3"> </text:span></text:p>
      <text:p text:style-name="P7"/>
      <text:p text:style-name="P7">Frameworks play a crucial role in structuring code and streamlining common development tasks. They offer developer communities for mutual support, security enhancements, and bug fixes. These communities facilitate networking opportunities, like Drupal camps in my case.</text:p>
      <text:p text:style-name="P6"/>
      <text:p text:style-name="P11">The <text:span text:style-name="T10">common community based </text:span>documentation of frameworks is also helpful, if you're ill and someone has to take care of your code then that person can familiarize themselves with pre existing official documentation so they can understand how the non custom aspects work. Also great when hiring new people if they're already familiar with how a common framework works rather than having them dive into 100% uniquely made custom code.</text:p>
      <text:p text:style-name="P6"/>
      <text:p text:style-name="P8">Flask is similar to Sinatra and Express, it is a light weight unopinionated <text:span text:style-name="T42">A</text:span>pplication <text:span text:style-name="T42">S</text:span>erver you'<text:span text:style-name="T11">d</text:span> normally use to handle RESTful requests.</text:p>
      <text:p text:style-name="P8"/>
      <text:p text:style-name="P9">Django is closer to Laravel &amp; Ruby on <text:span text:style-name="T4">R</text:span>ails. <text:span text:style-name="T4">They're large opinionated frameworks</text:span><text:span text:style-name="T5">, in sacrificing some freedom you can use a powerful cli that can help structure your web applications in a very common manner to other developers</text:span><text:span text:style-name="T6"> at an incredibly fast pace</text:span><text:span text:style-name="T5">. </text:span><text:span text:style-name="T4">They</text:span> provide ORM (Object Relational Mapper) for interacting with the database, authentication, email validation tools and other helpful libraries<text:span text:style-name="T4"> for common web development tasks</text:span>.</text:p>
      <text:p text:style-name="P9"/>
      <text:p text:style-name="P10">Both Flask and Django use Python.</text:p>
      <text:p text:style-name="P10"/>
      <text:p text:style-name="P10"/>
      <text:p text:style-name="P13"><text:span text:style-name="T31">3)</text:span><text:span text:style-name="T12"> </text:span></text:p>
      <text:p text:style-name="P13"/>
      <text:p text:style-name="P30">Some security considerations you need to consider when designing a website/application.</text:p>
      <text:p text:style-name="P12"/>
      <text:list text:style-name="L1">
        <text:list-item>
          <text:p text:style-name="P34">What is the minimum amount of permissions access I can provide to the user and do I need to create numerous roles that only have access to specific aspects of the site?</text:p>
        </text:list-item>
        <text:list-item>
          <text:p text:style-name="P35">What is the maximum amount of abstraction I can provide to external users not just for simplicity but also secrecy should an attacker find weaknesses<text:span text:style-name="T16"> (eg using an outdated framework)</text:span>?</text:p>
        </text:list-item>
        <text:list-item>
          <text:p text:style-name="P36">Should it be public facing or just exist on an intranet?</text:p>
        </text:list-item>
        <text:list-item>
          <text:p text:style-name="P36">Will I need Cloudflare to handle DDoS attacks<text:span text:style-name="T13"> along with fallack databases and additional caching tools</text:span>?</text:p>
        </text:list-item>
        <text:list-item>
          <text:p text:style-name="P37"><text:soft-page-break/>How regularly should I be taking database backups<text:span text:style-name="T43">, have I run drills to see how fast I can get the site back up if it's overwhelmed with bots</text:span> and who should have access to these <text:span text:style-name="T14">backups?</text:span></text:p>
        </text:list-item>
        <text:list-item>
          <text:p text:style-name="P36">Is it location specific so you can block out foreign IP addresses or will your uses be using VPNs?</text:p>
        </text:list-item>
        <text:list-item>
          <text:p text:style-name="P36">Is the framework or language I'm using still being maintained and getting regular security updates?</text:p>
        </text:list-item>
        <text:list-item>
          <text:p text:style-name="P38">Is it easy to carry out regular security updates on my code<text:span text:style-name="T15"> &amp; server operating system</text:span> without constantly breaking <text:span text:style-name="T15">the site?</text:span></text:p>
        </text:list-item>
        <text:list-item>
          <text:p text:style-name="P39">Is it possible to carry out SQL Injections due to a lack of filtering in my webforms?</text:p>
        </text:list-item>
        <text:list-item>
          <text:p text:style-name="P40">How trustworthy are my hosting providers with my data?</text:p>
        </text:list-item>
        <text:list-item>
          <text:p text:style-name="P41">How susceptible are the third party libraries I'm using to malware?</text:p>
        </text:list-item>
      </text:list>
      <text:p text:style-name="P14"/>
      <text:p text:style-name="P14">4) <text:span text:style-name="T61">Web Servers, Application Servers, and Proxy Servers play distinct roles in handling HTTP requests:</text:span></text:p>
      <text:p text:style-name="P15"/>
      <text:p text:style-name="P15">Web Servers deliver HTML, images, videos, PDFs, CSS, and JavaScript in response to HTTP requests from web browsers.</text:p>
      <text:p text:style-name="P15"/>
      <text:p text:style-name="P16">Application Servers execute server-side logic to generate dynamic content. They rely on server-side languages and frameworks, such as PHP with Symfony or Slim.</text:p>
      <text:p text:style-name="P16"/>
      <text:p text:style-name="P43">Proxy Servers, including Reverse Proxy Servers, act as intermediaries forwarding requests from clients to backend servers. Reverse Proxy Servers like Cloudflare enhance security and performance by filtering malicious traffic.</text:p>
      <text:p text:style-name="P19"/>
      <text:p text:style-name="P20">A VPN<text:span text:style-name="T52"> like </text:span><text:span text:style-name="T53">Proton VPN</text:span> is a good example of a proxy service since when you access a website that website sees the IP address the VPN is providing rather than your own<text:span text:style-name="T28"> maintaining your privacy</text:span>. So the VPN is sitting between your own web browser and the website you're trying to visit passing information back and forth between the two.</text:p>
      <text:p text:style-name="P20"/>
      <text:p text:style-name="P21">Cloudflare is a good example of a reverse proxy service, <text:span text:style-name="T29">it sits in front of the website and prevents malicious bots from being able to take down the website with endless requests so only valid human users can access the website.</text:span></text:p>
      <text:p text:style-name="P20"/>
      <text:p text:style-name="P21">Clouflare simplified summary<text:span text:style-name="T30"> learned from</text:span></text:p>
      <text:p text:style-name="P20">(No date) What is a reverse proxy? | proxy servers explained | Cloudflare. Available at: https://www.cloudflare.com/learning/cdn/glossary/reverse-proxy/ (Accessed: 25 October 2023). </text:p>
      <text:p text:style-name="P20"/>
      <text:p text:style-name="P22">"<text:span text:style-name="T54">A </text:span>forward proxy sits in front of a client and ensures that no origin server ever communicates directly with that specific client. On the other hand, a reverse proxy sits in front of an origin server and ensures that no client ever communicates directly with that origin server."</text:p>
      <text:p text:style-name="P21"/>
      <text:p text:style-name="P21"/>
      <text:p text:style-name="P25">5)</text:p>
      <text:p text:style-name="P23"/>
      <text:p text:style-name="P31">For simplicity<text:span text:style-name="T59">'s</text:span> sake when explain<text:span text:style-name="T60">g</text:span> the steps involved in handling HTTP requests in a backend</text:p>
      <text:p text:style-name="P31">application I've omitted forward and reserve proxies.</text:p>
      <text:p text:style-name="P23"/>
      <text:p text:style-name="P24"><text:span text:style-name="T36">A t</text:span>ypical HTTP session learned from</text:p>
      <text:p text:style-name="P24">MozDevNet (no date) A typical HTTP session - http: MDN, HTTP | MDN. Available at: https://developer.mozilla.org/en-US/docs/Web/HTTP/Session (Accessed: 25 October 2023). </text:p>
      <text:p text:style-name="P24"/>
      <text:p text:style-name="P27">1) Client establishes a connection (often a TCP one<text:span text:style-name="T55">, others might be SFTP or SSH</text:span>).</text:p>
      <text:p text:style-name="P27">2) Client sends request and waits for an answer.</text:p>
      <text:p text:style-name="P27">3) Server processes the request and responds with a status code and appropriate data.</text:p>
      <text:p text:style-name="P27"/>
      <text:p text:style-name="P27">If this is just a static site then a Web Server handles the issues just responding in Html, CSS, JS and <text:span text:style-name="T32">files/</text:span>images.</text:p>
      <text:p text:style-name="P28"><text:soft-page-break/></text:p>
      <text:p text:style-name="P29">However if it requires dynamic content then the <text:span text:style-name="T34">A</text:span>pplication<text:span text:style-name="T33"> </text:span><text:span text:style-name="T34">S</text:span><text:span text:style-name="T33">erver</text:span> gets involved<text:span text:style-name="T33"> with the backend</text:span>. The client sends either Get or Post <text:span text:style-name="T56">requests with a </text:span>URL encoding<text:span text:style-name="T57"> data</text:span><text:span text:style-name="T56"> (sometimes form data)</text:span> and possibly cookies. The <text:span text:style-name="T34">A</text:span>pplication<text:span text:style-name="T34"> Server</text:span> steps in<text:span text:style-name="T35">, carries out any business logic with its server side language to dynamically generate content </text:span>and retrieves the relevant files or database information to handle the request (assuming the client meets both authentication and authorization permissions if they exist). The content is generated in <text:span text:style-name="T58">Html</text:span> and sent to the Web Server who sends the relevant data and response back to the client brows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ans-serif"/>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cm" fo:margin-left="1.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499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5T09:53:15.262000000</meta:creation-date>
    <dc:title>Diary</dc:title>
    <meta:editing-duration>PT1H49M16S</meta:editing-duration>
    <meta:editing-cycles>91</meta:editing-cycles>
    <meta:generator>LibreOffice/7.5.6.2$Windows_X86_64 LibreOffice_project/f654817fb68d6d4600d7d2f6b647e47729f55f15</meta:generator>
    <dc:date>2023-10-25T14:17:16.774000000</dc:date>
    <meta:document-statistic meta:table-count="0" meta:image-count="0" meta:object-count="0" meta:page-count="3" meta:paragraph-count="44" meta:word-count="1032" meta:character-count="6464" meta:non-whitespace-character-count="5482"/>
    <meta:template xlink:type="simple" xlink:actuate="onRequest" xlink:title="Diary" xlink:href="file:///C:/Users/Mark/AppData/Roaming/LibreOffice/4/user/template/Diary.ott" meta:date="2023-10-25T09:53:14.718000000"/>
  </office:meta>
</office:document-meta>
</file>